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0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ro3" style:family="table-row">
      <style:table-row-properties style:row-height="0.22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weight="bold" style:font-weight-asian="bold" style:font-weight-complex="bold"/>
    </style:style>
    <style:style style:name="ce1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 style:font-name="Liberation Sans" style:font-name-asian="Droid Sans Fallback" style:font-name-complex="FreeSan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color="#3c3c3c" style:text-position="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 style:data-style-name="N127">
      <style:text-properties style:text-position=""/>
    </style:style>
    <style:style style:name="ce8" style:family="table-cell" style:parent-style-name="Default" style:data-style-name="N60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9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3c3c3c" style:font-name="Ubuntu" fo:font-size="10.5pt" fo:language="none" fo:country="none" style:font-name-asian="Ubuntu" style:font-size-asian="10.5pt" style:language-asian="none" style:country-asian="none" style:font-name-complex="Ubuntu" style:font-size-complex="10.5pt" style:language-complex="none" style:country-complex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7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Calib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table:number-columns-repeated="13"/>
          <table:table-cell table:style-name="ce11" office:value-type="string" calcext:value-type="string" table:number-columns-spanned="4" table:number-rows-spanned="1">
            <text:p>MeV</text:p>
          </table:table-cell>
          <table:covered-table-cell table:style-name="ce11"/>
          <table:covered-table-cell table:number-columns-repeated="2"/>
        </table:table-row>
        <table:table-row table:style-name="ro1">
          <table:table-cell table:style-name="ce1" office:value-type="string" calcext:value-type="string">
            <text:p>E0 (MeV)</text:p>
          </table:table-cell>
          <table:table-cell table:style-name="ce1" office:value-type="string" calcext:value-type="string">
            <text:p>m He (u)</text:p>
          </table:table-cell>
          <table:table-cell table:style-name="ce1" office:value-type="string" calcext:value-type="string">
            <text:p>M O (u)</text:p>
          </table:table-cell>
          <table:table-cell table:style-name="ce1" office:value-type="string" calcext:value-type="string">
            <text:p>M Si (u)</text:p>
          </table:table-cell>
          <table:table-cell table:style-name="ce1" office:value-type="string" calcext:value-type="string">
            <text:p>M Ge (u)</text:p>
          </table:table-cell>
          <table:table-cell table:style-name="ce1" office:value-type="string" calcext:value-type="string">
            <text:p>M Er (u)</text:p>
          </table:table-cell>
          <table:table-cell table:style-name="ce1" office:value-type="string" calcext:value-type="string">
            <text:p>phi (rad)</text:p>
          </table:table-cell>
          <table:table-cell/>
          <table:table-cell table:style-name="ce1" office:value-type="string" calcext:value-type="string">
            <text:p>K (O)</text:p>
          </table:table-cell>
          <table:table-cell table:style-name="ce1" office:value-type="string" calcext:value-type="string">
            <text:p>K (Si)</text:p>
          </table:table-cell>
          <table:table-cell table:style-name="ce1" office:value-type="string" calcext:value-type="string">
            <text:p>K (Ge)</text:p>
          </table:table-cell>
          <table:table-cell table:style-name="ce1" office:value-type="string" calcext:value-type="string">
            <text:p>K (Er)</text:p>
          </table:table-cell>
          <table:table-cell/>
          <table:table-cell table:style-name="ce1" office:value-type="string" calcext:value-type="string">
            <text:p>E1 (O)</text:p>
          </table:table-cell>
          <table:table-cell table:style-name="ce1" office:value-type="string" calcext:value-type="string">
            <text:p>E1 (Si)</text:p>
          </table:table-cell>
          <table:table-cell table:style-name="ce1" office:value-type="string" calcext:value-type="string">
            <text:p>E1 (Ge)</text:p>
          </table:table-cell>
          <table:table-cell table:style-name="ce1" office:value-type="string" calcext:value-type="string">
            <text:p>E1 (Er)</text:p>
          </table:table-cell>
        </table:table-row>
        <table:table-row table:style-name="ro1">
          <table:table-cell table:style-name="ce2" office:value-type="float" office:value="2.00221" calcext:value-type="float">
            <text:p>2,00221</text:p>
          </table:table-cell>
          <table:table-cell table:style-name="ce2" office:value-type="float" office:value="4.002" calcext:value-type="float">
            <text:p>4,002</text:p>
          </table:table-cell>
          <table:table-cell table:style-name="ce2" office:value-type="float" office:value="15.999" calcext:value-type="float">
            <text:p>15,999</text:p>
          </table:table-cell>
          <table:table-cell table:style-name="ce2" office:value-type="float" office:value="28.085" calcext:value-type="float">
            <text:p>28,085</text:p>
          </table:table-cell>
          <table:table-cell table:style-name="ce2" office:value-type="float" office:value="72.63" calcext:value-type="float">
            <text:p>72,63</text:p>
          </table:table-cell>
          <table:table-cell table:style-name="ce2" office:value-type="float" office:value="167.259" calcext:value-type="float">
            <text:p>167,259</text:p>
          </table:table-cell>
          <table:table-cell table:style-name="ce7" table:formula="of:=165*PI()/180" office:value-type="float" office:value="2.87979326579064" calcext:value-type="float">
            <text:p>2,8798</text:p>
          </table:table-cell>
          <table:table-cell/>
          <table:table-cell table:style-name="ce9" table:formula="of:=((SQRT( [.C4]^2-[.B4]^2*SIN([.G4])^2)+[.B4]*COS([.G4]))/([.C4]+[.B4]))^2" office:value-type="float" office:value="0.365976325083214" calcext:value-type="float">
            <text:p>0,3660</text:p>
          </table:table-cell>
          <table:table-cell table:style-name="ce10" table:formula="of:=((SQRT( [.D4]^2-[.B4]^2*SIN([.G4])^2)+[.B4]*COS([.G4]))/([.D4]+[.B4]))^2" office:value-type="float" office:value="0.568829042494822" calcext:value-type="float">
            <text:p>0,5688</text:p>
          </table:table-cell>
          <table:table-cell table:style-name="ce10" table:formula="of:=((SQRT( [.E4]^2-[.B4]^2*SIN([.G4])^2)+[.B4]*COS([.G4]))/([.E4]+[.B4]))^2" office:value-type="float" office:value="0.805032192972517" calcext:value-type="float">
            <text:p>0,8050</text:p>
          </table:table-cell>
          <table:table-cell table:style-name="ce9" table:formula="of:=((SQRT( [.F4]^2-[.B4]^2*SIN([.G4])^2)+[.B4]*COS([.G4]))/([.F4]+[.B4]))^2" office:value-type="float" office:value="0.910195810679336" calcext:value-type="float">
            <text:p>0,9102</text:p>
          </table:table-cell>
          <table:table-cell/>
          <table:table-cell table:style-name="ce9" table:formula="of:=[.A4]*[.I4]" office:value-type="float" office:value="0.732761457844862" calcext:value-type="float">
            <text:p>0,7328</text:p>
          </table:table-cell>
          <table:table-cell table:style-name="ce10" table:formula="of:=[.A4]*[.J4]" office:value-type="float" office:value="1.13891519717356" calcext:value-type="float">
            <text:p>1,1389</text:p>
          </table:table-cell>
          <table:table-cell table:style-name="ce9" table:formula="of:=[.A4]*[.K4]" office:value-type="float" office:value="1.6118435070915" calcext:value-type="float">
            <text:p>1,6118</text:p>
          </table:table-cell>
          <table:table-cell table:style-name="ce9" table:formula="of:=[.A4]*[.L4]" office:value-type="float" office:value="1.82240315410027" calcext:value-type="float">
            <text:p>1,8224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3" office:value-type="string" calcext:value-type="string" table:number-columns-spanned="3" table:number-rows-spanned="1">
            <text:p>Canal a Meia Altura</text:p>
          </table:table-cell>
          <table:covered-table-cell table:number-columns-repeated="2" table:style-name="ce2"/>
          <table:table-cell office:value-type="string" calcext:value-type="string">
            <text:p>Antigos</text:p>
          </table:table-cell>
          <table:table-cell/>
          <table:table-cell table:style-name="ce6" office:value-type="string" calcext:value-type="string" table:number-columns-spanned="4" table:number-rows-spanned="1">
            <text:p>Recta de calibração E=a*ch+b</text:p>
          </table:table-cell>
          <table:covered-table-cell table:number-columns-repeated="3"/>
          <table:table-cell table:number-columns-repeated="8"/>
        </table:table-row>
        <table:table-row table:style-name="ro2">
          <table:table-cell table:style-name="ce2" office:value-type="string" calcext:value-type="string">
            <text:p>c1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(275.6+285.3)/2" office:value-type="float" office:value="280.45" calcext:value-type="float">
            <text:p>280,45</text:p>
          </table:table-cell>
          <table:table-cell table:formula="of:=(0.8863+0.7449)/2" office:value-type="float" office:value="0.8156" calcext:value-type="float">
            <text:p>0,8156</text:p>
          </table:table-cell>
          <table:table-cell table:style-name="ce2"/>
          <table:table-cell table:style-name="ce2" office:value-type="string" calcext:value-type="string">
            <text:p>Valor</text:p>
          </table:table-cell>
          <table:table-cell table:style-name="ce2" office:value-type="string" calcext:value-type="string">
            <text:p>Erro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table:formula="of:=(452.8+463.5)/2" office:value-type="float" office:value="458.15" calcext:value-type="float">
            <text:p>458,15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style-name="ce2" table:formula="of:=(449+472)/2" office:value-type="float" office:value="460.5" calcext:value-type="float">
            <text:p>460,5</text:p>
          </table:table-cell>
          <table:table-cell table:formula="of:=(0.1193+0.0362)/2" office:value-type="float" office:value="0.07775" calcext:value-type="float">
            <text:p>0,07775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0.002288" calcext:value-type="float">
            <text:p>0,002288</text:p>
          </table:table-cell>
          <table:table-cell table:style-name="ce8" office:value-type="float" office:value="0.000004024" calcext:value-type="float">
            <text:p>4,02E-006</text:p>
          </table:table-cell>
          <table:table-cell office:value-type="string" calcext:value-type="string">
            <text:p>(MeV/canal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3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formula="of:=(658+671.3)/2" office:value-type="float" office:value="664.65" calcext:value-type="float">
            <text:p>664,65</text:p>
          </table:table-cell>
          <table:table-cell table:formula="of:=(0.3837+0.2561)/2" office:value-type="float" office:value="0.3199" calcext:value-type="float">
            <text:p>0,3199</text:p>
          </table:table-cell>
          <table:table-cell table:style-name="ce2" office:value-type="string" calcext:value-type="string">
            <text:p>b</text:p>
          </table:table-cell>
          <table:table-cell table:style-name="ce2" office:value-type="float" office:value="0.0913" calcext:value-type="float">
            <text:p>0,0913</text:p>
          </table:table-cell>
          <table:table-cell table:style-name="ce2" office:value-type="float" office:value="0.002672" calcext:value-type="float">
            <text:p>0,002672</text:p>
          </table:table-cell>
          <table:table-cell office:value-type="string" calcext:value-type="string">
            <text:p>(MeV)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c4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(751.2+763.8)/2" office:value-type="float" office:value="757.5" calcext:value-type="float">
            <text:p>757,5</text:p>
          </table:table-cell>
          <table:table-cell table:formula="of:=(0.8513+0.4057)/2" office:value-type="float" office:value="0.6285" calcext:value-type="float">
            <text:p>0,6285</text:p>
          </table:table-cell>
          <table:table-cell table:style-name="ce2" table:number-columns-repeated="3"/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tigo</text:p>
          </table:table-cell>
          <table:table-cell table:number-columns-repeated="10"/>
        </table:table-row>
        <table:table-row table:style-name="ro1">
          <table:table-cell table:number-columns-repeated="6"/>
          <table:table-cell table:style-name="ce2" office:value-type="float" office:value="0.002307" calcext:value-type="float">
            <text:p>0,002307</text:p>
          </table:table-cell>
          <table:table-cell table:style-name="ce8" office:value-type="float" office:value="0.000002874" calcext:value-type="float">
            <text:p>2,87E-006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PARA CALIB</text:p>
          </table:table-cell>
          <table:table-cell table:number-columns-repeated="5"/>
          <table:table-cell table:style-name="ce2" office:value-type="float" office:value="0.07684" calcext:value-type="float">
            <text:p>0,07684</text:p>
          </table:table-cell>
          <table:table-cell table:style-name="ce2" office:value-type="float" office:value="0.001374" calcext:value-type="float">
            <text:p>0,001374</text:p>
          </table:table-cell>
          <table:table-cell table:number-columns-repeated="9"/>
        </table:table-row>
        <table:table-row table:style-name="ro2">
          <table:table-cell table:formula="of:=(275.6+285.3)/2" office:value-type="float" office:value="280.45" calcext:value-type="float">
            <text:p>280,45</text:p>
          </table:table-cell>
          <table:table-cell office:value-type="float" office:value="0.732761457844862" calcext:value-type="float">
            <text:p>0,7327614578</text:p>
          </table:table-cell>
          <table:table-cell table:style-name="ce5" table:formula="of:=(0.8969+0.7477)/2" office:value-type="float" office:value="0.8223" calcext:value-type="float">
            <text:p>0,8223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style-name="ce2" table:formula="of:=(452.8+463.5)/2" office:value-type="float" office:value="458.15" calcext:value-type="float">
            <text:p>458,15</text:p>
          </table:table-cell>
          <table:table-cell office:value-type="float" office:value="1.13891519717356" calcext:value-type="float">
            <text:p>1,1389151972</text:p>
          </table:table-cell>
          <table:table-cell table:formula="of:=(0.5568+0.495)/2" office:value-type="float" office:value="0.5259" calcext:value-type="float">
            <text:p>0,525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658+671.3)/2" office:value-type="float" office:value="664.65" calcext:value-type="float">
            <text:p>664,65</text:p>
          </table:table-cell>
          <table:table-cell office:value-type="float" office:value="1.6118435070915" calcext:value-type="float">
            <text:p>1,6118435071</text:p>
          </table:table-cell>
          <table:table-cell table:formula="of:=(0.02015+0.03901)/2" office:value-type="float" office:value="0.02958" calcext:value-type="float">
            <text:p>0,02958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  <table:table-row table:style-name="ro1">
          <table:table-cell table:formula="of:=(751.2+763.8)/2" office:value-type="float" office:value="757.5" calcext:value-type="float">
            <text:p>757,5</text:p>
          </table:table-cell>
          <table:table-cell office:value-type="float" office:value="1.82240315410027" calcext:value-type="float">
            <text:p>1,8224031541</text:p>
          </table:table-cell>
          <table:table-cell table:formula="of:=(0.8139+0.4139)/2" office:value-type="float" office:value="0.6139" calcext:value-type="float">
            <text:p>0,6139</text:p>
          </table:table-cell>
          <table:table-cell table:formula="of:=1*10^-10" office:value-type="float" office:value="0.0000000001" calcext:value-type="float">
            <text:p>1E-010</text:p>
          </table:table-cell>
          <table:table-cell table:number-columns-repeated="13"/>
        </table:table-row>
      </table:table>
      <table:table table:name="Amostra" table:style-name="ta1">
        <table:table-column table:style-name="co1" table:number-columns-repeated="2" table:default-cell-style-name="ce15"/>
        <table:table-column table:style-name="co1" table:default-cell-style-name="ce25"/>
        <table:table-column table:style-name="co1" table:default-cell-style-name="ce26"/>
        <table:table-column table:style-name="co2" table:default-cell-style-name="ce26"/>
        <table:table-column table:style-name="co3" table:default-cell-style-name="ce25"/>
        <table:table-column table:style-name="co1" table:default-cell-style-name="ce25"/>
        <table:table-column table:style-name="co1" table:number-columns-repeated="2" table:default-cell-style-name="Default"/>
        <table:table-column table:style-name="co1" table:default-cell-style-name="ce15"/>
        <table:table-row table:style-name="ro1">
          <table:table-cell table:style-name="Default" table:number-columns-repeated="7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0 GRAUS</text:p>
          </table:table-cell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1">
          <table:table-cell table:style-name="Default" table:number-columns-repeated="7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 table:style-name="Default"/>
        </table:table-row>
        <table:table-row table:style-name="ro3">
          <table:table-cell office:value-type="string" calcext:value-type="string">
            <text:p>1º</text:p>
          </table:table-cell>
          <table:table-cell table:formula="of:=(331.8+341)/2" office:value-type="float" office:value="336.4" calcext:value-type="float">
            <text:p>336.4</text:p>
          </table:table-cell>
          <table:table-cell table:formula="of:=(0.2289+0.1489)/2" office:value-type="float" office:value="0.1889" calcext:value-type="float">
            <text:p>0.19</text:p>
          </table:table-cell>
          <table:table-cell table:formula="of:=[Calib.$G$11]*[.B5]+[Calib.$G$12]" office:value-type="float" office:value="0.8609832" calcext:value-type="float">
            <text:p>0.861</text:p>
          </table:table-cell>
          <table:table-cell table:formula="of:=SQRT([Calib.$G$11]^2*[.C5]^2+[.B5]^2*[Calib.$H$11]^2+[Calib.$H$12]^2)" office:value-type="float" office:value="0.00302635355195443" calcext:value-type="float">
            <text:p>0.003</text:p>
          </table:table-cell>
          <table:table-cell office:value-type="float" office:value="18.9351" calcext:value-type="float">
            <text:p>18.94</text:p>
          </table:table-cell>
          <table:table-cell office:value-type="float" office:value="0.07655" calcext:value-type="float">
            <text:p>0.08</text:p>
          </table:table-cell>
          <table:table-cell table:formula="of:=[.D5]/[$Calib.A$4]" office:value-type="float" office:value="0.430016431842814" calcext:value-type="float">
            <text:p>0.4300164318</text:p>
          </table:table-cell>
          <table:table-cell table:formula="of:=[.E5]/[$Calib.A$4]" office:value-type="float" office:value="0.00151150656122706" calcext:value-type="float">
            <text:p>0.0015115066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(394.6+408.4)/2" office:value-type="float" office:value="401.5" calcext:value-type="float">
            <text:p>401.5</text:p>
          </table:table-cell>
          <table:table-cell table:formula="of:=(0.2287+0.1276)/2" office:value-type="float" office:value="0.17815" calcext:value-type="float">
            <text:p>0.18</text:p>
          </table:table-cell>
          <table:table-cell table:formula="of:=[Calib.$G$11]*[.B6]+[Calib.$G$12]" office:value-type="float" office:value="1.009932" calcext:value-type="float">
            <text:p>1.010</text:p>
          </table:table-cell>
          <table:table-cell table:formula="of:=SQRT([Calib.$G$11]^2*[.C6]^2+[.B6]^2*[Calib.$H$11]^2+[Calib.$H$12]^2)" office:value-type="float" office:value="0.00314896924627533" calcext:value-type="float">
            <text:p>0.003</text:p>
          </table:table-cell>
          <table:table-cell office:value-type="float" office:value="23.2278" calcext:value-type="float">
            <text:p>23.23</text:p>
          </table:table-cell>
          <table:table-cell office:value-type="float" office:value="0.10372" calcext:value-type="float">
            <text:p>0.10</text:p>
          </table:table-cell>
          <table:table-cell table:formula="of:=[.D6]/[$Calib.A$4]" office:value-type="float" office:value="0.504408628465546" calcext:value-type="float">
            <text:p>0.5044086285</text:p>
          </table:table-cell>
          <table:table-cell table:formula="of:=[.E6]/[$Calib.A$4]" office:value-type="float" office:value="0.00157274673799218" calcext:value-type="float">
            <text:p>0.001572746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formula="of:=(492+497.9)/2" office:value-type="float" office:value="494.95" calcext:value-type="float">
            <text:p>494.95</text:p>
          </table:table-cell>
          <table:table-cell table:formula="of:=(0.01872+0.5322)/2" office:value-type="float" office:value="0.27546" calcext:value-type="float">
            <text:p>0.28</text:p>
          </table:table-cell>
          <table:table-cell table:formula="of:=[Calib.$G$11]*[.B7]+[Calib.$G$12]" office:value-type="float" office:value="1.2237456" calcext:value-type="float">
            <text:p>1.224</text:p>
          </table:table-cell>
          <table:table-cell table:formula="of:=SQRT([Calib.$G$11]^2*[.C7]^2+[.B7]^2*[Calib.$H$11]^2+[Calib.$H$12]^2)" office:value-type="float" office:value="0.00339169377021505" calcext:value-type="float">
            <text:p>0.003</text:p>
          </table:table-cell>
          <table:table-cell office:value-type="float" office:value="32.1303" calcext:value-type="float">
            <text:p>32.13</text:p>
          </table:table-cell>
          <table:table-cell office:value-type="float" office:value="0.17888" calcext:value-type="float">
            <text:p>0.18</text:p>
          </table:table-cell>
          <table:table-cell table:formula="of:=[.D7]/[$Calib.A$4]" office:value-type="float" office:value="0.611197426843338" calcext:value-type="float">
            <text:p>0.6111974268</text:p>
          </table:table-cell>
          <table:table-cell table:formula="of:=[.E7]/[$Calib.A$4]" office:value-type="float" office:value="0.00169397504268536" calcext:value-type="float">
            <text:p>0.00169397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3)/2" office:value-type="float" office:value="725.3" calcext:value-type="float">
            <text:p>725.3</text:p>
          </table:table-cell>
          <table:table-cell table:formula="of:=(0.002921+0.01028)/2" office:value-type="float" office:value="0.0066005" calcext:value-type="float">
            <text:p>0.01</text:p>
          </table:table-cell>
          <table:table-cell table:formula="of:=[Calib.$G$11]*[.B8]+[Calib.$G$12]" office:value-type="float" office:value="1.7507864" calcext:value-type="float">
            <text:p>1.751</text:p>
          </table:table-cell>
          <table:table-cell table:formula="of:=SQRT([Calib.$G$11]^2*[.C8]^2+[.B8]^2*[Calib.$H$11]^2+[Calib.$H$12]^2)" office:value-type="float" office:value="0.00395702919582411" calcext:value-type="float">
            <text:p>0.004</text:p>
          </table:table-cell>
          <table:table-cell office:value-type="float" office:value="117.312" calcext:value-type="float">
            <text:p>117.31</text:p>
          </table:table-cell>
          <table:table-cell office:value-type="float" office:value="1.97588" calcext:value-type="float">
            <text:p>1.98</text:p>
          </table:table-cell>
          <table:table-cell table:formula="of:=[.D8]/[$Calib.A$4]" office:value-type="float" office:value="0.874426958211177" calcext:value-type="float">
            <text:p>0.8744269582</text:p>
          </table:table-cell>
          <table:table-cell table:formula="of:=[.E8]/[$Calib.A$4]" office:value-type="float" office:value="0.00197633075243062" calcext:value-type="float">
            <text:p>0.0019763308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table:style-name="Default" table:number-columns-repeated="3"/>
          <table:table-cell table:style-name="ce27" table:number-columns-repeated="2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Default" office:value-type="string" calcext:value-type="string">
            <text:p>25 GRAUS</text:p>
          </table:table-cell>
          <table:table-cell table:style-name="Default" table:number-columns-repeated="3"/>
          <table:table-cell table:style-name="ce27"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14" office:value-type="string" calcext:value-type="string">
            <text:p>Patamar</text:p>
          </table:table-cell>
          <table:table-cell table:style-name="ce14" office:value-type="string" calcext:value-type="string">
            <text:p>Canal</text:p>
          </table:table-cell>
          <table:table-cell table:style-name="ce14" office:value-type="string" calcext:value-type="string">
            <text:p>Erro Canal</text:p>
          </table:table-cell>
          <table:table-cell table:style-name="ce14" office:value-type="string" calcext:value-type="string">
            <text:p>Energia</text:p>
          </table:table-cell>
          <table:table-cell table:style-name="ce14" office:value-type="string" calcext:value-type="string">
            <text:p>Erro Energia</text:p>
          </table:table-cell>
          <table:table-cell table:style-name="ce14" office:value-type="string" calcext:value-type="string">
            <text:p>Massa</text:p>
          </table:table-cell>
          <table:table-cell table:style-name="ce14" office:value-type="string" calcext:value-type="string">
            <text:p>Erro Massa</text:p>
          </table:table-cell>
          <table:table-cell table:style-name="ce14" office:value-type="string" calcext:value-type="string">
            <text:p>K</text:p>
          </table:table-cell>
          <table:table-cell table:style-name="ce14" office:value-type="string" calcext:value-type="string">
            <text:p>erro</text:p>
          </table:table-cell>
          <table:table-cell table:style-name="Default"/>
        </table:table-row>
        <table:table-row table:style-name="ro1">
          <table:table-cell office:value-type="string" calcext:value-type="string">
            <text:p>1º</text:p>
          </table:table-cell>
          <table:table-cell table:formula="of:=(331.1+345.5)/2" office:value-type="float" office:value="338.3" calcext:value-type="float">
            <text:p>338.3</text:p>
          </table:table-cell>
          <table:table-cell table:formula="of:=(1.971+1.645)/2" office:value-type="float" office:value="1.808" calcext:value-type="float">
            <text:p>1.81</text:p>
          </table:table-cell>
          <table:table-cell table:formula="of:=[Calib.$G$11]*[.B12]+[Calib.$G$12]" office:value-type="float" office:value="0.8653304" calcext:value-type="float">
            <text:p>0.865</text:p>
          </table:table-cell>
          <table:table-cell table:formula="of:=SQRT([Calib.$G$11]^2*[.C12]^2+[.B12]^2*[Calib.$H$11]^2+[Calib.$H$12]^2)" office:value-type="float" office:value="0.00510931443032279" calcext:value-type="float">
            <text:p>0.005</text:p>
          </table:table-cell>
          <table:table-cell office:value-type="float" office:value="18.9351" calcext:value-type="float">
            <text:p>18.94</text:p>
          </table:table-cell>
          <table:table-cell office:value-type="float" office:value="0.07655" calcext:value-type="float">
            <text:p>0.08</text:p>
          </table:table-cell>
          <table:table-cell table:formula="of:=[.D12]/[$Calib.A$4]" office:value-type="float" office:value="0.432187632665904" calcext:value-type="float">
            <text:p>0.4321876327</text:p>
          </table:table-cell>
          <table:table-cell table:formula="of:=[.E12]/[$Calib.A$4]" office:value-type="float" office:value="0.00255183743479594" calcext:value-type="float">
            <text:p>0.002551837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2º</text:p>
          </table:table-cell>
          <table:table-cell table:formula="of:=(393+405.7)/2" office:value-type="float" office:value="399.35" calcext:value-type="float">
            <text:p>399.35</text:p>
          </table:table-cell>
          <table:table-cell table:formula="of:=(0.08869+0.06932)/2" office:value-type="float" office:value="0.079005" calcext:value-type="float">
            <text:p>0.08</text:p>
          </table:table-cell>
          <table:table-cell table:formula="of:=[Calib.$G$11]*[.B13]+[Calib.$G$12]" office:value-type="float" office:value="1.0050128" calcext:value-type="float">
            <text:p>1.005</text:p>
          </table:table-cell>
          <table:table-cell table:formula="of:=SQRT([Calib.$G$11]^2*[.C13]^2+[.B13]^2*[Calib.$H$11]^2+[Calib.$H$12]^2)" office:value-type="float" office:value="0.00312324483239531" calcext:value-type="float">
            <text:p>0.003</text:p>
          </table:table-cell>
          <table:table-cell office:value-type="float" office:value="23.2278" calcext:value-type="float">
            <text:p>23.23</text:p>
          </table:table-cell>
          <table:table-cell office:value-type="float" office:value="0.10372" calcext:value-type="float">
            <text:p>0.10</text:p>
          </table:table-cell>
          <table:table-cell table:formula="of:=[.D13]/[$Calib.A$4]" office:value-type="float" office:value="0.501951743323627" calcext:value-type="float">
            <text:p>0.5019517433</text:p>
          </table:table-cell>
          <table:table-cell table:formula="of:=[.E13]/[$Calib.A$4]" office:value-type="float" office:value="0.0015598987281031" calcext:value-type="float">
            <text:p>0.0015598987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3º</text:p>
          </table:table-cell>
          <table:table-cell table:formula="of:=(488.7+499.6)/2" office:value-type="float" office:value="494.15" calcext:value-type="float">
            <text:p>494.15</text:p>
          </table:table-cell>
          <table:table-cell table:formula="of:=(0.9329+0.5278)/2" office:value-type="float" office:value="0.73035" calcext:value-type="float">
            <text:p>0.73</text:p>
          </table:table-cell>
          <table:table-cell table:formula="of:=[Calib.$G$11]*[.B14]+[Calib.$G$12]" office:value-type="float" office:value="1.2219152" calcext:value-type="float">
            <text:p>1.222</text:p>
          </table:table-cell>
          <table:table-cell table:formula="of:=SQRT([Calib.$G$11]^2*[.C14]^2+[.B14]^2*[Calib.$H$11]^2+[Calib.$H$12]^2)" office:value-type="float" office:value="0.00372638335871349" calcext:value-type="float">
            <text:p>0.004</text:p>
          </table:table-cell>
          <table:table-cell office:value-type="float" office:value="32.1303" calcext:value-type="float">
            <text:p>32.13</text:p>
          </table:table-cell>
          <table:table-cell office:value-type="float" office:value="0.17888" calcext:value-type="float">
            <text:p>0.18</text:p>
          </table:table-cell>
          <table:table-cell table:formula="of:=[.D14]/[$Calib.A$4]" office:value-type="float" office:value="0.61028323702309" calcext:value-type="float">
            <text:p>0.610283237</text:p>
          </table:table-cell>
          <table:table-cell table:formula="of:=[.E14]/[$Calib.A$4]" office:value-type="float" office:value="0.00186113512504357" calcext:value-type="float">
            <text:p>0.00186113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4º</text:p>
          </table:table-cell>
          <table:table-cell table:formula="of:=(730.3+720.3)/2" office:value-type="float" office:value="725.3" calcext:value-type="float">
            <text:p>725.3</text:p>
          </table:table-cell>
          <table:table-cell table:formula="of:=(0.00294+0.007826)/2" office:value-type="float" office:value="0.005383" calcext:value-type="float">
            <text:p>0.01</text:p>
          </table:table-cell>
          <table:table-cell table:formula="of:=[Calib.$G$11]*[.B15]+[Calib.$G$12]" office:value-type="float" office:value="1.7507864" calcext:value-type="float">
            <text:p>1.751</text:p>
          </table:table-cell>
          <table:table-cell table:formula="of:=SQRT([Calib.$G$11]^2*[.C15]^2+[.B15]^2*[Calib.$H$11]^2+[Calib.$H$12]^2)" office:value-type="float" office:value="0.00395701954496513" calcext:value-type="float">
            <text:p>0.004</text:p>
          </table:table-cell>
          <table:table-cell office:value-type="float" office:value="117.312" calcext:value-type="float">
            <text:p>117.31</text:p>
          </table:table-cell>
          <table:table-cell office:value-type="float" office:value="1.97588" calcext:value-type="float">
            <text:p>1.98</text:p>
          </table:table-cell>
          <table:table-cell table:formula="of:=[.D15]/[$Calib.A$4]" office:value-type="float" office:value="0.874426958211177" calcext:value-type="float">
            <text:p>0.8744269582</text:p>
          </table:table-cell>
          <table:table-cell table:formula="of:=[.E15]/[$Calib.A$4]" office:value-type="float" office:value="0.00197632593232734" calcext:value-type="float">
            <text:p>0.0019763259</text:p>
          </table:table-cell>
          <table:table-cell office:value-type="string" calcext:value-type="string">
            <text:p>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number:number-style style:name="N122">
      <number:number number:decimal-places="9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7" number:min-integer-digits="1"/>
    </number:number-style>
    <number:number-style style:name="N125">
      <number:number number:decimal-places="6" number:min-integer-digits="1"/>
    </number:number-style>
    <number:number-style style:name="N126">
      <number:number number:decimal-places="5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3" number:min-integer-digits="1"/>
    </number:number-style>
    <number:number-style style:name="N129">
      <number:number number:decimal-places="1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18:43:01.25347002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2T11:53:21.371444963</meta:creation-date>
    <dc:date>2017-06-06T18:57:22.703987800</dc:date>
    <meta:editing-duration>PT4H59M54S</meta:editing-duration>
    <meta:editing-cycles>35</meta:editing-cycles>
    <meta:generator>LibreOffice/4.2.8.2$Linux_X86_64 LibreOffice_project/420m0$Build-2</meta:generator>
    <meta:document-statistic meta:table-count="2" meta:cell-count="186" meta:object-count="0"/>
  </office:meta>
</office:document-meta>
</file>